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color="#000000"/>
    </style:style>
    <style:style style:name="ce9" style:family="table-cell" style:parent-style-name="Default" style:data-style-name="N0">
      <style:text-properties fo:color="#ED1C24"/>
    </style:style>
    <style:style style:name="ce10" style:family="table-cell" style:parent-style-name="Default" style:data-style-name="N0">
      <style:table-cell-properties fo:background-color="transparent"/>
      <style:text-properties fo:color="#ED1C24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fo:background-color="#8EA9DB"/>
      <style:text-properties fo:color="#000000"/>
    </style:style>
    <style:style style:name="ce18" style:family="table-cell" style:parent-style-name="Default" style:data-style-name="N0">
      <style:table-cell-properties fo:border="thin solid #000000" fo:background-color="#8EA9DB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3" table:number-rows-spanned="1" table:style-name="ce14">
            <text:p>Erőforrások: ( 10, 5, 7 )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4">
            <text:p>Kiinduló állapot</text:p>
          </table:table-cell>
          <table:covered-table-cell/>
          <table:table-cell table:number-columns-repeated="3" table:style-name="ce1"/>
          <table:table-cell office:value-type="string" table:number-columns-spanned="7" table:number-rows-spanned="1" table:style-name="ce14">
            <text:p>P1(1,0,2) kielégíthető-e?</text:p>
          </table:table-cell>
          <table:covered-table-cell table:number-columns-repeated="6"/>
          <table:table-cell table:number-columns-repeated="16372" table:style-name="ce1"/>
        </table:table-row>
        <table:table-row table:style-name="ro1">
          <table:table-cell office:value-type="string" table:style-name="ce3">
            <text:p><text:s/></text:p>
          </table:table-cell>
          <table:table-cell office:value-type="string" table:number-columns-spanned="3" table:number-rows-spanned="1" table:style-name="ce15">
            <text:p>MAX. IGÉNY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style-name="ce4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2,3,0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P0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P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ielégíthető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P2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P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P4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number-columns-repeated="5"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5,3,2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office:value-type="string" table:style-name="ce5">
            <text:p>P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office:value-type="string" table:style-name="ce5">
            <text:p>P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6"/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ielégíthető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5,3,4)</text:p>
          </table:table-cell>
          <table:table-cell office:value-type="string" table:style-name="ce7">
            <text:p>R1</text:p>
          </table:table-cell>
          <table:table-cell office:value-type="string" table:style-name="ce7">
            <text:p>R2</text:p>
          </table:table-cell>
          <table:table-cell office:value-type="string" table:style-name="ce7">
            <text:p>R3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ielégíthető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5">
            <text:p>P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9"/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7,4,5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kielégíthető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5">
            <text:p>P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3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style-name="ce10"/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6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7,5,5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ielégíthető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5">
            <text:p>P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0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6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2" table:style-name="ce1"/>
        </table:table-row>
        <table:table-row table:style-name="ro1">
          <table:table-cell table:number-columns-repeated="4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10,5,7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string" table:style-name="ce5">
            <text:p>P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P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P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0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P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6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8" table:number-rows-spanned="1" table:style-name="ce16">
            <text:p>Tehát a P1 igényei kielégíthetőek, végrehajtási sorrend: P1-P4-P3-P0-P2</text:p>
          </table:table-cell>
          <table:covered-table-cell table:number-columns-repeated="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7" table:number-rows-spanned="1" table:style-name="ce14">
            <text:p>Kielégíthető-e P4(3,3,0) kérése?</text:p>
          </table:table-cell>
          <table:covered-table-cell table:number-columns-repeated="6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0,0, 2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7" table:number-rows-spanned="1" table:style-name="ce16">
            <text:p>Tehát a P4 NEM kielégíthető.</text:p>
          </table:table-cell>
          <table:covered-table-cell table:number-columns-repeated="6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7" table:number-rows-spanned="1" table:style-name="ce14">
            <text:p>Kielégíthető-e P0 (0,2,0) kérése?</text:p>
          </table:table-cell>
          <table:covered-table-cell table:number-columns-repeated="6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3,1, 2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ielégíthető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string" table:style-name="ce5">
            <text:p>P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5,2,3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1">
            <text:p>kielégíthető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7,2,3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kielégíthető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string" table:style-name="ce5">
            <text:p>P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7,5,3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kielégíthető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7,5,5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style-name="ce1"/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kielégíthető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string" table:style-name="ce5">
            <text:p>P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number-columns-spanned="3" table:number-rows-spanned="1" table:style-name="ce15">
            <text:p>FOGLAL</text:p>
          </table:table-cell>
          <table:covered-table-cell table:number-columns-repeated="2"/>
          <table:table-cell office:value-type="string" table:style-name="ce1">
            <text:p>Készlet</text:p>
          </table:table-cell>
          <table:table-cell office:value-type="string" table:number-columns-spanned="3" table:number-rows-spanned="1" table:style-name="ce15">
            <text:p>IGÉNY</text:p>
          </table:table-cell>
          <table:covered-table-cell table:number-columns-repeated="2"/>
          <table:table-cell table:number-columns-repeated="16373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office:value-type="string" table:style-name="ce1">
            <text:p>(10,5,7)</text:p>
          </table:table-cell>
          <table:table-cell office:value-type="string" table:style-name="ce5">
            <text:p>R1</text:p>
          </table:table-cell>
          <table:table-cell office:value-type="string" table:style-name="ce5">
            <text:p>R2</text:p>
          </table:table-cell>
          <table:table-cell office:value-type="string" table:style-name="ce5">
            <text:p>R3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style-name="ce1"/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style-name="ce5">
            <text:p>P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style-name="ce13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string" table:number-columns-spanned="8" table:number-rows-spanned="1" table:style-name="ce16">
            <text:p>Tehát a P0 igényei kielégíthetőek, végrehajtási sorrend: P3-P1-P0-P4-P2</text:p>
          </table:table-cell>
          <table:covered-table-cell table:number-columns-repeated="7"/>
          <table:table-cell table:number-columns-repeated="16373" table:style-name="ce1"/>
        </table:table-row>
        <table:table-row table:number-rows-repeated="10484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Balázs Tamás</meta:initial-creator>
    <dc:creator>Balázs Tamás</dc:creator>
    <meta:creation-date>2022-04-12T14:58:16Z</meta:creation-date>
    <dc:date>2022-04-24T14:55:35Z</dc:date>
    <meta:editing-cycles>1</meta:editing-cycles>
    <meta:editing-duration>PT348S</meta:editing-duration>
  </office:meta>
</office:document-meta>
</file>